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2000001A78C4E95AA7A8C1D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Mono" svg:font-family="FreeMono"/>
    <style:font-face style:name="FreeMono2" svg:font-family="FreeMono" style:font-adornments="Roman"/>
    <style:font-face style:name="Courier10 BT2" svg:font-family="'Courier10 BT'" style:font-pitch="fixed"/>
    <style:font-face style:name="Courier10 BT6" svg:font-family="'Courier10 BT'" style:font-adornments="Roman" style:font-pitch="fixed"/>
    <style:font-face style:name="FreeMono1" svg:font-family="FreeMono" style:font-adornments="Roman" style:font-pitch="fixed"/>
    <style:font-face style:name="Courier10 BT" svg:font-family="'Courier10 BT'" style:font-adornments="Roman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Roman" style:font-family-generic="modern" style:font-pitch="fixed"/>
    <style:font-face style:name="Courier10 BT1" svg:font-family="'Courier10 BT'" style:font-pitch="variable"/>
    <style:font-face style:name="Courier10 BT5" svg:font-family="'Courier10 BT'" style:font-adornments="Roman" style:font-pitch="variable"/>
    <style:font-face style:name="Liberation Sans1" svg:font-family="'Liberation Sans'" style:font-pitch="variable"/>
    <style:font-face style:name="Courier10 BT3" svg:font-family="'Courier10 BT'" style:font-family-generic="roman" style:font-pitch="variable"/>
    <style:font-face style:name="Courier10 BT4" svg:font-family="'Courier10 B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Noto Mono1" fo:font-size="40pt" style:font-size-asian="40pt" style:font-size-complex="4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top="0.2cm" fo:margin-bottom="0cm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paragraph-properties fo:margin-top="0.2cm" fo:margin-bottom="0cm"/>
      <style:text-properties fo:font-size="22pt" style:font-size-asian="22pt" style:font-size-complex="22pt"/>
    </style:style>
    <style:style style:name="T1" style:family="text">
      <style:text-properties style:font-name="Courier10 BT2"/>
    </style:style>
    <style:style style:name="T2" style:family="text">
      <style:text-properties style:font-name="Noto Mono1" fo:font-size="40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10 BT6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urier10 BT6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urier10 BT6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CJK SC 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中间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什么是中间件</text:span></text:p>
          </draw:text-box>
        </draw:frame>
        <draw:frame presentation:style-name="pr5" draw:text-style-name="P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3">中间件可以被称为一种设计模式，其作用和组件类似。</text:span></text:p>
              </text:list-item>
              <text:list-item>
                <text:p><text:span text:style-name="T3">你可能听说过这些名词：拦截器、装饰器。</text:span></text:p>
              </text:list-item>
              <text:list-item>
                <text:p><text:span text:style-name="T3">其本质就是函数嵌套调用，并根据某些条件决定是继续层层调用还是返回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中间件应用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考虑以下功能如何实现：</text:span></text:p>
                <text:list>
                  <text:list-item>
                    <text:p text:style-name="P9"><text:span text:style-name="T6">针对某些请求记录请求开始和结束的日志。</text:span></text:p>
                  </text:list-item>
                  <text:list-item>
                    <text:p text:style-name="P9"><text:span text:style-name="T6">根据用户级别判断用户权限是否允许操作。</text:span></text:p>
                  </text:list-item>
                  <text:list-item>
                    <text:p text:style-name="P9"><text:span text:style-name="T6">计算某一请求某一段时间内的执行时间并计算平均时间。</text:span></text:p>
                  </text:list-item>
                  <text:list-item>
                    <text:p text:style-name="P9"><text:span text:style-name="T6">对某一类接口要有权限验证才允许调用。</text:span></text:p>
                  </text:list-item>
                </text:list>
              </text:list-item>
              <text:list-item>
                <text:p text:style-name="P9"><text:span text:style-name="T6">所有功能都要求和核心的业务逻辑解耦合，可在需要时引入，或者可以通过配置修改规则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实现方式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中间件的功能虽然强大，但是在框架来说，其核心仅仅是提供了一个机制去执行，仅此而已。</text:p>
              </text:list-item>
              <text:list-item>
                <text:p>所有的Web框架，基本都遵循这一方式。只是在设计和执行上有所区别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>titbit框架示例</text:p>
          </draw:text-box>
        </draw:frame>
        <draw:frame draw:style-name="gr2" draw:text-style-name="P1" draw:layer="layout" svg:width="15.189cm" svg:height="11.115cm" svg:x="1.361cm" svg:y="3.491cm" presentation:class="graphic" presentation:user-transformed="true">
          <draw:image xlink:href="Pictures/1000020100000242000001A78C4E95AA7A8C1DA5.png" xlink:type="simple" xlink:show="embed" xlink:actuate="onLoad" loext:mime-type="image/png">
            <text:p/>
          </draw:image>
        </draw:frame>
        <draw:frame draw:style-name="gr3" draw:text-style-name="P11" draw:layer="layout" svg:width="10cm" svg:height="4.347cm" svg:x="16.8cm" svg:y="3.8cm">
          <draw:text-box>
            <text:p text:style-name="P10"><text:span text:style-name="T7">使用</text:span><text:span text:style-name="T7">app.use</text:span><text:span text:style-name="T7">添加中间件，在执行所有请求之前，会先执行添加的中间件函数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洋葱模型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在Web框架上，中间件的执行方式有一个形象的称谓：洋葱模型。</text:p>
              </text:list-item>
              <text:list-item>
                <text:p>多个use添加的中间件会层层嵌套调用。就像是洋葱一层包一层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Mono" svg:font-family="FreeMono"/>
    <style:font-face style:name="FreeMono2" svg:font-family="FreeMono" style:font-adornments="Roman"/>
    <style:font-face style:name="Courier10 BT2" svg:font-family="'Courier10 BT'" style:font-pitch="fixed"/>
    <style:font-face style:name="Courier10 BT6" svg:font-family="'Courier10 BT'" style:font-adornments="Roman" style:font-pitch="fixed"/>
    <style:font-face style:name="FreeMono1" svg:font-family="FreeMono" style:font-adornments="Roman" style:font-pitch="fixed"/>
    <style:font-face style:name="Courier10 BT" svg:font-family="'Courier10 BT'" style:font-adornments="Roman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Roman" style:font-family-generic="modern" style:font-pitch="fixed"/>
    <style:font-face style:name="Courier10 BT1" svg:font-family="'Courier10 BT'" style:font-pitch="variable"/>
    <style:font-face style:name="Courier10 BT5" svg:font-family="'Courier10 BT'" style:font-adornments="Roman" style:font-pitch="variable"/>
    <style:font-face style:name="Liberation Sans1" svg:font-family="'Liberation Sans'" style:font-pitch="variable"/>
    <style:font-face style:name="Courier10 BT3" svg:font-family="'Courier10 BT'" style:font-family-generic="roman" style:font-pitch="variable"/>
    <style:font-face style:name="Courier10 BT4" svg:font-family="'Courier10 B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6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6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0T13:02:56.033220337</meta:creation-date>
    <dc:date>2019-10-22T00:51:40.987000000</dc:date>
    <meta:editing-duration>PT5H28M27S</meta:editing-duration>
    <meta:editing-cycles>103</meta:editing-cycles>
    <meta:generator>LibreOffice/6.3.1.2$Windows_X86_64 LibreOffice_project/b79626edf0065ac373bd1df5c28bd630b4424273</meta:generator>
    <meta:document-statistic meta:object-count="46"/>
  </office:meta>
</office:document-meta>
</file>